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55BD994.gif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png" manifest:full-path="Pictures/100000000000040000000300599A4989.png"/>
  <manifest:file-entry manifest:media-type="image/png" manifest:full-path="Pictures/10000000000004000000030089FEE9B9.png"/>
  <manifest:file-entry manifest:media-type="image/gif" manifest:full-path="Pictures/100002000000001200000012DE287DE5.gif"/>
  <manifest:file-entry manifest:media-type="image/gif" manifest:full-path="Pictures/1000020000000012000000126F60A49F.gif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okyo-midtown-2-title">
      <style:graphic-properties fo:min-height="2.75cm"/>
    </style:style>
    <style:style style:name="pr2" style:family="presentation" style:parent-style-name="tokyo-midtown-2-subtitle">
      <style:graphic-properties draw:fill-color="#ffffff" fo:min-height="2.75cm"/>
    </style:style>
    <style:style style:name="pr3" style:family="presentation" style:parent-style-name="tokyo-midtown-2-notes">
      <style:graphic-properties draw:fill-color="#ffffff" fo:min-height="13.114cm"/>
    </style:style>
    <style:style style:name="pr4" style:family="presentation" style:parent-style-name="Standard-title">
      <style:graphic-properties draw:auto-grow-height="true" fo:min-height="14cm"/>
    </style:style>
    <style:style style:name="pr5" style:family="presentation" style:parent-style-name="Standard-subtitle">
      <style:graphic-properties draw:fill-color="#ffffff" fo:min-height="1.017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_20_2-title">
      <style:graphic-properties draw:auto-grow-height="true" fo:min-height="2.001cm"/>
    </style:style>
    <style:style style:name="pr8" style:family="presentation" style:parent-style-name="Standard_20_2-outline1">
      <style:graphic-properties draw:auto-grow-height="true" fo:min-height="14.001cm"/>
    </style:style>
    <style:style style:name="pr9" style:family="presentation" style:parent-style-name="Standard_20_2-notes">
      <style:graphic-properties draw:fill-color="#ffffff" draw:auto-grow-height="true" fo:min-height="13.365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_20_2-outline1">
      <style:graphic-properties draw:auto-grow-height="true" fo:min-height="14cm"/>
    </style:style>
    <style:style style:name="pr12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fo:margin-top="0cm" fo:margin-bottom="0.33cm">
        <style:tab-stops/>
      </style:paragraph-properties>
      <style:text-properties fo:font-family="'DejaVu Sans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margin-top="0cm" fo:margin-bottom="0.33cm">
        <style:tab-stops/>
      </style:paragraph-properties>
      <style:text-properties fo:font-family="'DejaVu Sans Mono'" style:font-family-generic="modern" style:font-pitch="fixed" fo:font-size="14pt" style:font-size-asian="14pt" style:font-size-complex="14pt"/>
    </style:style>
    <style:style style:name="T1" style:family="text">
      <style:text-properties fo:color="#7f0055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2" style:family="text">
      <style:text-properties fo:color="#000000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'DejaVu Sans Mono'" style:font-family-generic="modern" style:font-pitch="fixed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5" style:family="text">
      <style:text-properties fo:color="#2a00ff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6" style:family="text">
      <style:text-properties fo:color="#3f7f5f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7" style:family="text">
      <style:text-properties fo:color="#0000c0" style:text-outline="false" style:text-line-through-style="none" fo:font-family="'DejaVu Sans Mono'" style:font-family-generic="modern" style:font-pitch="fixed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8" style:family="text">
      <style:text-properties fo:color="#000000" style:text-outline="false" style:text-line-through-style="none" fo:font-family="'DejaVu Sans Mono'" style:font-family-generic="modern" style:font-pitch="fixed" fo:font-size="14pt" fo:font-style="italic" fo:text-shadow="none" style:text-underline-style="none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 style:text-emphasize="none" style:font-relief="none"/>
    </style:style>
    <style:style style:name="T9" style:family="text">
      <style:text-properties fo:color="#2a00ff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10" style:family="text">
      <style:text-properties fo:color="#3f7f5f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11" style:family="text">
      <style:text-properties fo:color="#7f0055" fo:font-family="'DejaVu Sans Mono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2" style:family="text">
      <style:text-properties fo:color="#000000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" style:family="text">
      <style:text-properties fo:color="#000000" fo:font-family="'DejaVu Sans Mono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4" style:family="text">
      <style:text-properties fo:color="#b3b3b3" fo:font-family="'DejaVu Sans Mono'" style:font-family-generic="modern" style:font-pitch="fixed" fo:font-size="10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5" style:family="text">
      <style:text-properties fo:color="#b3b3b3" fo:font-family="'DejaVu Sans Mono'" style:font-family-generic="modern" style:font-pitch="fixed" fo:font-size="10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6" style:family="text">
      <style:text-properties fo:color="#2a00ff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7" style:family="text">
      <style:text-properties fo:color="#b3b3b3" fo:font-family="'DejaVu Sans Mono'" style:font-family-generic="modern" style:font-pitch="fixed" fo:font-size="1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8" style:family="text">
      <style:text-properties fo:color="#b3b3b3" fo:font-family="'DejaVu Sans Mono'" style:font-family-generic="modern" style:font-pitch="fixed" fo:font-size="12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9" style:family="text">
      <style:text-properties fo:color="#b3b3b3" fo:font-family="'DejaVu Sans Mono'" style:font-family-generic="modern" style:font-pitch="fixed" fo:font-size="1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0" style:family="text">
      <style:text-properties fo:color="#3f7f5f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2.75cm" svg:x="0.5cm" svg:y="3.625cm" presentation:class="title" presentation:user-transformed="true">
          <draw:text-box>
            <text:p>Remote (Skype) Notifications</text:p>
          </draw:text-box>
        </draw:frame>
        <draw:frame presentation:style-name="pr2" draw:layer="layout" svg:width="25cm" svg:height="2.75cm" svg:x="0.5cm" svg:y="6.625cm" presentation:class="subtitle" presentation:user-transformed="true">
          <draw:text-box>
            <text:p>v jedné třídě a bez závislostí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System Tray Icon</text:p>
          </draw:text-box>
        </draw:frame>
        <draw:frame presentation:style-name="pr5" draw:layer="layout" svg:width="27cm" svg:height="1.267cm" svg:x="0.5cm" svg:y="19.86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System Tray Icon</text:p>
          </draw:text-box>
        </draw:frame>
        <draw:frame presentation:style-name="pr8" draw:text-style-name="P2" draw:layer="layout" svg:width="27.268cm" svg:height="14.001cm" svg:x="0.322cm" svg:y="3.292cm" presentation:class="outline" presentation:user-transformed="true">
          <draw:text-box>
            <text:p text:style-name="P1"><text:span text:style-name="T1">import</text:span><text:span text:style-name="T2"> java.awt.*;</text:span></text:p>
            <text:p text:style-name="P1"><text:span text:style-name="T1"/></text:p>
            <text:p text:style-name="P1"><text:span text:style-name="T1">if</text:span><text:span text:style-name="T3"> (SystemTray.</text:span><text:span text:style-name="T4">isSupported</text:span><text:span text:style-name="T3">()) {</text:span></text:p>
            <text:p text:style-name="P1"><text:span text:style-name="T3"><text:s text:c="2"/></text:span><text:span text:style-name="T3">Image img = Toolkit.</text:span><text:span text:style-name="T4">getDefaultToolkit</text:span><text:span text:style-name="T3">().getImage(</text:span><text:span text:style-name="T5">"coffee.png"</text:span><text:span text:style-name="T3">);</text:span></text:p>
            <text:p text:style-name="P1"><text:span text:style-name="T3"><text:s text:c="2"/></text:span><text:span text:style-name="T3">PopupMenu popup = </text:span><text:span text:style-name="T6">// ... ; </text:span></text:p>
            <text:p text:style-name="P1"><text:span text:style-name="T3"/></text:p>
            <text:p text:style-name="P1"><text:span text:style-name="T3"><text:s text:c="2"/></text:span><text:span text:style-name="T3">TrayIcon trayIcon = </text:span><text:span text:style-name="T1">new</text:span><text:span text:style-name="T3"> TrayIcon(img, </text:span><text:span text:style-name="T5">"My own tooltip"</text:span><text:span text:style-name="T3">, popup);</text:span></text:p>
            <text:p text:style-name="P1"><text:span text:style-name="T3"><text:s text:c="2"/></text:span><text:span text:style-name="T3">trayIcon.setImageAutoSize(</text:span><text:span text:style-name="T1">true</text:span><text:span text:style-name="T3">);</text:span></text:p>
            <text:p text:style-name="P1"><text:span text:style-name="T3"><text:s text:c="2"/></text:span><text:span text:style-name="T6">//trayIcon.addMouseListener(...); </text:span></text:p>
            <text:p text:style-name="P1"><text:span text:style-name="T6"><text:s text:c="2"/></text:span><text:span text:style-name="T6">//The MOUSE_ENTERED and MOUSE_EXITED mouse events are not supported.</text:span></text:p>
            <text:p text:style-name="P1"><text:span text:style-name="T3"/></text:p>
            <text:p text:style-name="P1"><text:span text:style-name="T3"><text:s text:c="2"/></text:span><text:span text:style-name="T3">SystemTray.</text:span><text:span text:style-name="T4">getSystemTray</text:span><text:span text:style-name="T3">().add(trayIcon);</text:span></text:p>
            <text:p text:style-name="P1"><text:span text:style-name="T3"><text:s text:c="2"/></text:span><text:span text:style-name="T6">//...</text:span></text:p>
            <text:p text:style-name="P1"><text:span text:style-name="T3"/></text:p>
            <text:p text:style-name="P1"><text:span text:style-name="T3"><text:s text:c="2"/></text:span><text:span text:style-name="T3">trayIcon.displayMessage(</text:span><text:span text:style-name="T5">"Title"</text:span><text:span text:style-name="T3">, </text:span><text:span text:style-name="T5">"I like it."</text:span><text:span text:style-name="T3">, TrayIcon.MessageType.</text:span><text:span text:style-name="T7">INFO</text:span><text:span text:style-name="T3">);</text:span></text:p>
            <text:p text:style-name="P1"><text:span text:style-name="T3">}</text:span></text:p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Windows Sound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Windows sounds</text:p>
          </draw:text-box>
        </draw:frame>
        <draw:frame presentation:style-name="pr8" draw:text-style-name="P3" draw:layer="layout" svg:width="27cm" svg:height="14.001cm" svg:x="0.5cm" svg:y="3.3cm" presentation:class="outline" presentation:user-transformed="true">
          <draw:text-box>
            <text:p text:style-name="P1"><text:span text:style-name="T1">import</text:span><text:span text:style-name="T2"> java.awt.Toolkit;</text:span></text:p>
            <text:p text:style-name="P1"><text:span text:style-name="T2"/></text:p>
            <text:p text:style-name="P1"><text:span text:style-name="T2">Runnable sound =</text:span></text:p>
            <text:p text:style-name="P1"><text:span text:style-name="T2"><text:s text:c="2"/></text:span><text:span text:style-name="T2">(Runnable) Toolkit.</text:span><text:span text:style-name="T8">getDefaultToolkit</text:span><text:span text:style-name="T2">().getDesktopProperty(</text:span><text:span text:style-name="T9">"win.sound.asterisk"</text:span><text:span text:style-name="T2">);</text:span></text:p>
            <text:p text:style-name="P1"><text:span text:style-name="T1"/></text:p>
            <text:p text:style-name="P1"><text:span text:style-name="T1">if</text:span><text:span text:style-name="T2"> (sound != </text:span><text:span text:style-name="T1">null</text:span><text:span text:style-name="T2">) {</text:span></text:p>
            <text:p text:style-name="P1"><text:span text:style-name="T2"><text:s text:c="2"/></text:span><text:span text:style-name="T2">sound.run();</text:span></text:p>
            <text:p text:style-name="P1"><text:span text:style-name="T2">}</text:span></text:p>
            <text:p text:style-name="P1"><text:span text:style-name="T2"/></text:p>
            <text:p text:style-name="P1"><text:span text:style-name="T10">// "win.sound.*" properties:</text:span></text:p>
            <text:p text:style-name="P1"><text:span text:style-name="T10">// <text:s text:c="2"/>default asterisk exclamation hand question</text:span></text:p>
            <text:p text:style-name="P1"><text:span text:style-name="T10">// <text:s text:c="2"/>maximize minimize</text:span></text:p>
            <text:p text:style-name="P1"><text:span text:style-name="T10">// <text:s text:c="2"/>menuCommand menuPopup</text:span></text:p>
            <text:p text:style-name="P1"><text:span text:style-name="T10">// <text:s text:c="2"/>open close start exit</text:span></text:p>
            <text:p text:style-name="P1"><text:span text:style-name="T10">// <text:s text:c="2"/>restoreDown restoreUp</text:span></text:p>
            <text:p text:style-name="P1"><text:span text:style-name="T10"/></text:p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HTTP 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HTTP server</text:p>
          </draw:text-box>
        </draw:frame>
        <draw:frame presentation:style-name="pr8" draw:text-style-name="P3" draw:layer="layout" svg:width="27cm" svg:height="14.001cm" svg:x="0.5cm" svg:y="3.6cm" presentation:class="outline" presentation:user-transformed="true">
          <draw:text-box>
            <text:p text:style-name="P1"><text:span text:style-name="T11">import</text:span><text:span text:style-name="T12"> com.sun.net.httpserver.*;</text:span></text:p>
            <text:p text:style-name="P1"><text:span text:style-name="T12"/></text:p>
            <text:p text:style-name="P1"><text:span text:style-name="T12">HttpServer httpServer = HttpServer.</text:span><text:span text:style-name="T13">create</text:span><text:span text:style-name="T12">(</text:span><text:span text:style-name="T11">new</text:span><text:span text:style-name="T12"> InetSocketAddress(80), 0);</text:span></text:p>
            <text:p text:style-name="P1"><text:span text:style-name="T12">HttpHandler handler = </text:span><text:span text:style-name="T11">new</text:span><text:span text:style-name="T12"> HttpHandler() {</text:span></text:p>
            <text:p text:style-name="P1"><text:span text:style-name="T14"><text:s text:c="2"/></text:span><text:span text:style-name="T15">public</text:span><text:span text:style-name="T14"> </text:span><text:span text:style-name="T15">void</text:span><text:span text:style-name="T14"> handle(HttpExchange exchange) </text:span><text:span text:style-name="T15">throws</text:span><text:span text:style-name="T14"> IOException {</text:span></text:p>
            <text:p text:style-name="P1"><text:span text:style-name="T14"><text:s text:c="4"/></text:span><text:span text:style-name="T14">InputStream is = exchange.getRequestBody();</text:span></text:p>
            <text:p text:style-name="P1"><text:span text:style-name="T14"><text:s text:c="4"/></text:span><text:span text:style-name="T14">//... some logic here</text:span></text:p>
            <text:p text:style-name="P1"><text:span text:style-name="T14"><text:s text:c="4"/></text:span><text:span text:style-name="T14">exchange.getResponseHeaders().add("Content-Type", "text/plain");</text:span></text:p>
            <text:p text:style-name="P1"><text:span text:style-name="T14"><text:s text:c="4"/></text:span><text:span text:style-name="T14">exchange.sendResponseHeaders(200, 0); // status - SC_OK, contentLength - chunked</text:span></text:p>
            <text:p text:style-name="P1"><text:span text:style-name="T14"><text:s text:c="4"/></text:span><text:span text:style-name="T14">OutputStreamWriter osw = </text:span><text:span text:style-name="T15">new</text:span><text:span text:style-name="T14"> OutputStreamWriter(exchange.getResponseBody());</text:span></text:p>
            <text:p text:style-name="P1"><text:span text:style-name="T14"><text:s text:c="4"/></text:span><text:span text:style-name="T14">osw.append("Hello world wide web!\nQuery: " + exchange.getRequestURI().getQuery());</text:span></text:p>
            <text:p text:style-name="P1"><text:span text:style-name="T14"/></text:p>
            <text:p text:style-name="P1"><text:span text:style-name="T14"><text:s text:c="4"/></text:span><text:span text:style-name="T14">is.close();</text:span></text:p>
            <text:p text:style-name="P1"><text:span text:style-name="T14"><text:s text:c="4"/></text:span><text:span text:style-name="T14">osw.close();</text:span></text:p>
            <text:p text:style-name="P1"><text:span text:style-name="T14"><text:s text:c="2"/></text:span><text:span text:style-name="T14">}</text:span></text:p>
            <text:p text:style-name="P1"><text:span text:style-name="T12">};</text:span></text:p>
            <text:p text:style-name="P1"><text:span text:style-name="T12">httpServer.createContext(</text:span><text:span text:style-name="T16">"/"</text:span><text:span text:style-name="T12">, handler);</text:span></text:p>
            <text:p text:style-name="P1"><text:span text:style-name="T12">httpServer.start();</text:span>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HTTP server</text:p>
          </draw:text-box>
        </draw:frame>
        <draw:frame presentation:style-name="pr8" draw:text-style-name="P3" draw:layer="layout" svg:width="27cm" svg:height="14.001cm" svg:x="0.5cm" svg:y="3.5cm" presentation:class="outline" presentation:user-transformed="true">
          <draw:text-box>
            <text:p text:style-name="P1"><text:span text:style-name="T11">import</text:span><text:span text:style-name="T12"> com.sun.net.httpserver.*;</text:span></text:p>
            <text:p text:style-name="P1"><text:span text:style-name="T12"/></text:p>
            <text:p text:style-name="P1"><text:span text:style-name="T17">HttpServer httpServer = HttpServer.</text:span><text:span text:style-name="T18">create</text:span><text:span text:style-name="T17">(</text:span><text:span text:style-name="T19">new</text:span><text:span text:style-name="T17"> InetSocketAddress(80), 0);</text:span></text:p>
            <text:p text:style-name="P1"><text:span text:style-name="T17">HttpHandler handler = </text:span><text:span text:style-name="T19">new</text:span><text:span text:style-name="T17"> HttpHandler() {</text:span></text:p>
            <text:p text:style-name="P1"><text:span text:style-name="T12"><text:s text:c="2"/></text:span><text:span text:style-name="T11">public</text:span><text:span text:style-name="T12"> </text:span><text:span text:style-name="T11">void</text:span><text:span text:style-name="T12"> handle(HttpExchange exchange) </text:span><text:span text:style-name="T11">throws</text:span><text:span text:style-name="T12"> IOException {</text:span></text:p>
            <text:p text:style-name="P1"><text:span text:style-name="T12"><text:s text:c="4"/></text:span><text:span text:style-name="T12">InputStream is = exchange.getRequestBody();</text:span></text:p>
            <text:p text:style-name="P1"><text:span text:style-name="T12"><text:s text:c="4"/></text:span><text:span text:style-name="T20">//... some logic here</text:span></text:p>
            <text:p text:style-name="P1"><text:span text:style-name="T12"><text:s text:c="4"/></text:span><text:span text:style-name="T12">exchange.getResponseHeaders().add(</text:span><text:span text:style-name="T16">"Content-Type"</text:span><text:span text:style-name="T12">, </text:span><text:span text:style-name="T16">"text/plain"</text:span><text:span text:style-name="T12">);</text:span></text:p>
            <text:p text:style-name="P1"><text:span text:style-name="T12"><text:s text:c="4"/></text:span><text:span text:style-name="T12">exchange.sendResponseHeaders(200, 0); </text:span><text:span text:style-name="T20">// status - SC_OK, contentLength - chunked</text:span></text:p>
            <text:p text:style-name="P1"><text:span text:style-name="T12"><text:s text:c="4"/></text:span><text:span text:style-name="T12">OutputStreamWriter osw = </text:span><text:span text:style-name="T11">new</text:span><text:span text:style-name="T12"> OutputStreamWriter(exchange.getResponseBody());</text:span></text:p>
            <text:p text:style-name="P1"><text:span text:style-name="T12"><text:s text:c="4"/></text:span><text:span text:style-name="T12">osw.append(</text:span><text:span text:style-name="T16">"Hello world wide web!\nQuery: "</text:span><text:span text:style-name="T12"> + exchange.getRequestURI().getQuery());</text:span></text:p>
            <text:p text:style-name="P1"><text:span text:style-name="T12"/></text:p>
            <text:p text:style-name="P1"><text:span text:style-name="T12"><text:s text:c="4"/></text:span><text:span text:style-name="T12">is.close();</text:span></text:p>
            <text:p text:style-name="P1"><text:span text:style-name="T12"><text:s text:c="4"/></text:span><text:span text:style-name="T12">osw.close();</text:span></text:p>
            <text:p text:style-name="P1"><text:span text:style-name="T12"><text:s text:c="2"/></text:span><text:span text:style-name="T12">}</text:span></text:p>
            <text:p text:style-name="P1"><text:span text:style-name="T17">};</text:span></text:p>
            <text:p text:style-name="P1"><text:span text:style-name="T17">httpServer.createContext("/", handler);</text:span></text:p>
            <text:p text:style-name="P1"><text:span text:style-name="T17">httpServer.start();</text:span></text:p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1" draw:layer="layout" svg:width="27cm" svg:height="14cm" svg:x="0.5cm" svg:y="3.5cm" presentation:class="outline">
          <draw:text-box>
            <text:list text:style-name="L2">
              <text:list-item>
                <text:p>Zdroje</text:p>
                <text:list>
                  <text:list-item>
                    <text:p>System Tray<text:line-break/><text:a xlink:href="http://download.oracle.com/javase/6/docs/api/java/awt/SystemTray.html">http://download.oracle.com/javase/6/docs/api/java/awt/SystemTray.html</text:a></text:p>
                  </text:list-item>
                  <text:list-item>
                    <text:p>Windows Sounds<text:line-break/><text:a xlink:href="http://download.oracle.com/javase/1.4.2/docs/guide/swing/1.4/w2k_props.html">http://download.oracle.com/javase/1.4.2/docs/guide/swing/1.4/w2k_props.html</text:a></text:p>
                  </text:list-item>
                  <text:list-item>
                    <text:p>HTTP server<text:line-break/><text:a xlink:href="http://download.oracle.com/javase/6/docs/jre/api/net/httpserver/spec/">http://download.oracle.com/javase/6/docs/jre/api/net/httpserver/spec/</text:a><text:line-break/><text:line-break/></text:p>
                  </text:list-item>
                  <text:list-item>
                    <text:p><text:span text:style-name="T21">šablona prezentace od Chih-Hao Tsai </text:span><text:span text:style-name="T21"><text:a xlink:href="http://technology.chtsai.org/impress/">http://technology.chtsai.org/impres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style:font-family-asian="新細明體" style:language-asian="zh" style:country-asian="TW" style:font-size-complex="24.7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fo:language="cs" fo:country="CZ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cs" fo:country="CZ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language="cs" fo:country="CZ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language="cs" fo:country="CZ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language="cs" fo:country="CZ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7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2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.6cm" fo:text-align="end" fo:text-indent="0cm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jOpenSpace 3.-5.6.2011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8" draw:layer="backgroundobjects" svg:width="14cm" svg:height="3.4cm" svg:x="13cm" svg:y="14cm">
        <draw:text-box>
          <text:p text:style-name="MP6"><text:span text:style-name="MT3">Josef Cacek</text:span></text:p>
          <text:p text:style-name="MP7"><text:span text:style-name="MT4">Siemens IT Solutions and Services</text:span></text:p>
          <text:p text:style-name="MP7"><text:span text:style-name="MT4">Brno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jOpenSpace 3.-5.6.2011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čísl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3.86cm" svg:x="28cm" svg:y="2.64cm" presentation:class="outline" presentation:placeholder="true">
        <draw:text-box/>
      </draw:frame>
      <draw:frame presentation:style-name="Mpr10" draw:text-style-name="MP9" draw:layer="backgroundobjects" svg:width="9.08cm" svg:height="1cm" svg:x="0.5cm" svg:y="20cm" presentation:class="date-time">
        <draw:text-box>
          <text:p text:style-name="MP9"><text:span text:style-name="MT5">jOpenSpace 3.-5.6.2011</text:span></text:p>
        </draw:text-box>
      </draw:frame>
      <draw:frame presentation:style-name="Mpr10" draw:text-style-name="MP10" draw:layer="backgroundobjects" svg:width="8.88cm" svg:height="1cm" svg:x="9.58cm" svg:y="20cm" presentation:class="footer">
        <draw:text-box>
          <text:p text:style-name="MP10"><text:span text:style-name="MT6"><presentation:footer/></text:span></text:p>
        </draw:text-box>
      </draw:frame>
      <draw:frame presentation:style-name="Mpr10" draw:text-style-name="MP11" draw:layer="backgroundobjects" svg:width="6.52cm" svg:height="1cm" svg:x="20.98cm" svg:y="20cm" presentation:class="page-number">
        <draw:text-box>
          <text:p text:style-name="MP11"><text:span text:style-name="MT6"><text:page-number>&lt;číslo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1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2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číslo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jOpenSpace 3.-5.6.2011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dc:title>Notifier - jOpenSpace</dc:title>
    <meta:creation-date>2011-06-02T18:57:11.79</meta:creation-date>
    <meta:editing-cycles>10</meta:editing-cycles>
    <meta:editing-duration>PT5H33M27S</meta:editing-duration>
    <meta:initial-creator>Josef Cacek</meta:initial-creator>
    <dc:date>2011-06-04T15:23:29.64</dc:date>
    <dc:creator>Josef Cacek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